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30019FC93C9EC96020D.png" manifest:media-type="image/png"/>
  <manifest:file-entry manifest:full-path="Pictures/1000020100000149000001E239A54D8B11DD546A.png" manifest:media-type="image/png"/>
  <manifest:file-entry manifest:full-path="Pictures/1000020100000126000001020091B160A4A72A61.png" manifest:media-type="image/png"/>
  <manifest:file-entry manifest:full-path="Pictures/100002010000019D000001261806B45D9BA94607.png" manifest:media-type="image/png"/>
  <manifest:file-entry manifest:full-path="Pictures/10000201000000B6000000DD0E8823ADF7943A10.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4f24ee"/>
    </style:style>
    <style:style style:name="P6" style:family="paragraph" style:parent-style-name="Standard">
      <style:text-properties officeooo:paragraph-rsid="00523d56"/>
    </style:style>
    <style:style style:name="P7" style:family="paragraph" style:parent-style-name="Standard">
      <style:text-properties officeooo:rsid="007f7638" officeooo:paragraph-rsid="00571cab"/>
    </style:style>
    <style:style style:name="P8" style:family="paragraph" style:parent-style-name="Standard">
      <style:text-properties officeooo:paragraph-rsid="00571cab"/>
    </style:style>
    <style:style style:name="P9" style:family="paragraph" style:parent-style-name="Standard">
      <style:text-properties officeooo:rsid="00571cab" officeooo:paragraph-rsid="00571cab"/>
    </style:style>
    <style:style style:name="P10" style:family="paragraph" style:parent-style-name="Standard">
      <style:text-properties officeooo:rsid="035ece6d" officeooo:paragraph-rsid="00571cab"/>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58f6"/>
    </style:style>
    <style:style style:name="P13" style:family="paragraph" style:parent-style-name="Text_20_body">
      <style:text-properties officeooo:paragraph-rsid="0017ba5e"/>
    </style:style>
    <style:style style:name="P14" style:family="paragraph" style:parent-style-name="Text_20_body">
      <style:text-properties officeooo:paragraph-rsid="0018942d"/>
    </style:style>
    <style:style style:name="P15" style:family="paragraph" style:parent-style-name="Text_20_body">
      <style:text-properties officeooo:paragraph-rsid="0018007e"/>
    </style:style>
    <style:style style:name="P16" style:family="paragraph" style:parent-style-name="Text_20_body">
      <style:text-properties officeooo:rsid="003f9a26" officeooo:paragraph-rsid="003f9a26"/>
    </style:style>
    <style:style style:name="P17" style:family="paragraph" style:parent-style-name="Text_20_body">
      <style:text-properties officeooo:paragraph-rsid="0045844e"/>
    </style:style>
    <style:style style:name="P18" style:family="paragraph" style:parent-style-name="Text_20_body">
      <style:text-properties officeooo:rsid="0045844e" officeooo:paragraph-rsid="0045844e"/>
    </style:style>
    <style:style style:name="P19" style:family="paragraph" style:parent-style-name="Text_20_body">
      <style:text-properties officeooo:rsid="00477fad" officeooo:paragraph-rsid="00477fad"/>
    </style:style>
    <style:style style:name="P20" style:family="paragraph" style:parent-style-name="Text_20_body">
      <style:text-properties officeooo:paragraph-rsid="0035ca1b"/>
    </style:style>
    <style:style style:name="P21" style:family="paragraph" style:parent-style-name="Text_20_body">
      <style:text-properties officeooo:rsid="00441500" officeooo:paragraph-rsid="00441500"/>
    </style:style>
    <style:style style:name="P22" style:family="paragraph" style:parent-style-name="Text_20_body">
      <style:text-properties officeooo:rsid="00441500" officeooo:paragraph-rsid="00523d56"/>
    </style:style>
    <style:style style:name="P23" style:family="paragraph" style:parent-style-name="Text_20_body">
      <style:text-properties officeooo:rsid="0050416c" officeooo:paragraph-rsid="0050416c"/>
    </style:style>
    <style:style style:name="P24" style:family="paragraph" style:parent-style-name="Text_20_body">
      <style:text-properties officeooo:rsid="00407982" officeooo:paragraph-rsid="00523d56"/>
    </style:style>
    <style:style style:name="P25" style:family="paragraph" style:parent-style-name="Text_20_body">
      <style:text-properties officeooo:rsid="00523d56" officeooo:paragraph-rsid="00523d56"/>
    </style:style>
    <style:style style:name="P26" style:family="paragraph" style:parent-style-name="Text_20_body">
      <style:text-properties officeooo:paragraph-rsid="00523d56"/>
    </style:style>
    <style:style style:name="P27" style:family="paragraph" style:parent-style-name="Text_20_body">
      <style:text-properties officeooo:rsid="0052a897" officeooo:paragraph-rsid="0052a897"/>
    </style:style>
    <style:style style:name="P28" style:family="paragraph" style:parent-style-name="Text_20_body">
      <style:text-properties officeooo:rsid="00542e9f" officeooo:paragraph-rsid="00542e9f"/>
    </style:style>
    <style:style style:name="P29" style:family="paragraph" style:parent-style-name="Text_20_body">
      <style:text-properties fo:color="#ce181e" fo:font-weight="bold" officeooo:rsid="00523d56" officeooo:paragraph-rsid="0045844e" style:font-weight-asian="bold" style:font-weight-complex="bold"/>
    </style:style>
    <style:style style:name="P30" style:family="paragraph" style:parent-style-name="Text_20_body">
      <style:text-properties officeooo:paragraph-rsid="00571cab"/>
    </style:style>
    <style:style style:name="P31" style:family="paragraph" style:parent-style-name="Text_20_body">
      <style:text-properties officeooo:rsid="00571cab" officeooo:paragraph-rsid="00571cab"/>
    </style:style>
    <style:style style:name="P32" style:family="paragraph" style:parent-style-name="Text_20_body">
      <style:text-properties officeooo:rsid="033b3143" officeooo:paragraph-rsid="00571cab"/>
    </style:style>
    <style:style style:name="P33" style:family="paragraph" style:parent-style-name="Text_20_body">
      <style:text-properties officeooo:rsid="034a28b8" officeooo:paragraph-rsid="00571cab"/>
    </style:style>
    <style:style style:name="P34" style:family="paragraph" style:parent-style-name="Text_20_body">
      <style:text-properties officeooo:rsid="034d1f8f" officeooo:paragraph-rsid="00571cab"/>
    </style:style>
    <style:style style:name="P35"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36"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37" style:family="paragraph" style:parent-style-name="Text_20_body">
      <style:paragraph-properties fo:margin-top="0cm" fo:margin-bottom="0cm" loext:contextual-spacing="false"/>
      <style:text-properties officeooo:paragraph-rsid="00184111"/>
    </style:style>
    <style:style style:name="P38" style:family="paragraph" style:parent-style-name="Text_20_body">
      <style:paragraph-properties fo:margin-top="0cm" fo:margin-bottom="0cm" loext:contextual-spacing="false"/>
      <style:text-properties officeooo:paragraph-rsid="0017ba5e"/>
    </style:style>
    <style:style style:name="P39" style:family="paragraph" style:parent-style-name="Text_20_body">
      <style:paragraph-properties fo:margin-top="0cm" fo:margin-bottom="0cm" loext:contextual-spacing="false"/>
      <style:text-properties officeooo:paragraph-rsid="0018007e"/>
    </style:style>
    <style:style style:name="P40"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41" style:family="paragraph" style:parent-style-name="Standard">
      <style:paragraph-properties fo:margin-top="0cm" fo:margin-bottom="0cm" loext:contextual-spacing="false"/>
      <style:text-properties officeooo:paragraph-rsid="0045844e"/>
    </style:style>
    <style:style style:name="P42" style:family="paragraph" style:parent-style-name="Heading_20_4">
      <style:text-properties officeooo:paragraph-rsid="0045844e"/>
    </style:style>
    <style:style style:name="P43" style:family="paragraph" style:parent-style-name="Heading_20_4">
      <style:text-properties fo:color="#ce181e" fo:font-weight="bold" officeooo:rsid="00523d56" officeooo:paragraph-rsid="0045844e" style:font-weight-asian="bold" style:font-weight-complex="bold"/>
    </style:style>
    <style:style style:name="P44" style:family="paragraph" style:parent-style-name="Heading_20_4">
      <style:text-properties officeooo:paragraph-rsid="00571cab"/>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orizontal_20_Line">
      <style:text-properties officeooo:paragraph-rsid="00571cab"/>
    </style:style>
    <style:style style:name="P51" style:family="paragraph" style:parent-style-name="List_20_Heading">
      <style:text-properties officeooo:paragraph-rsid="00571cab"/>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style:font-name="Albany" fo:font-size="18.2000007629395pt" fo:font-weight="bold" officeooo:rsid="00571cab" officeooo:paragraph-rsid="00571cab"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officeooo:paragraph-rsid="00184111"/>
    </style:style>
    <style:style style:name="P59" style:family="paragraph" style:parent-style-name="Heading_20_1">
      <style:paragraph-properties fo:margin-top="0cm" fo:margin-bottom="0cm" loext:contextual-spacing="false"/>
      <style:text-properties officeooo:rsid="0052a897" officeooo:paragraph-rsid="0052a897"/>
    </style:style>
    <style:style style:name="P60" style:family="paragraph" style:parent-style-name="Heading_20_1">
      <style:paragraph-properties fo:margin-top="0cm" fo:margin-bottom="0cm" loext:contextual-spacing="false"/>
      <style:text-properties officeooo:paragraph-rsid="0045844e"/>
    </style:style>
    <style:style style:name="P61" style:family="paragraph" style:parent-style-name="Heading_20_1">
      <style:paragraph-properties fo:margin-top="0cm" fo:margin-bottom="0cm" loext:contextual-spacing="false"/>
      <style:text-properties officeooo:paragraph-rsid="00571cab"/>
    </style:style>
    <style:style style:name="P62" style:family="paragraph" style:parent-style-name="Heading_20_1">
      <style:paragraph-properties fo:margin-top="0cm" fo:margin-bottom="0cm" loext:contextual-spacing="false"/>
      <style:text-properties officeooo:rsid="0045844e" officeooo:paragraph-rsid="0045844e"/>
    </style:style>
    <style:style style:name="P63" style:family="paragraph" style:parent-style-name="Heading_20_1">
      <style:paragraph-properties fo:margin-top="0cm" fo:margin-bottom="0cm" loext:contextual-spacing="false"/>
      <style:text-properties officeooo:paragraph-rsid="0018942d"/>
    </style:style>
    <style:style style:name="P64" style:family="paragraph" style:parent-style-name="Heading_20_1">
      <style:paragraph-properties fo:margin-top="0cm" fo:margin-bottom="0cm" loext:contextual-spacing="false"/>
      <style:text-properties officeooo:paragraph-rsid="0018007e"/>
    </style:style>
    <style:style style:name="P65" style:family="paragraph" style:parent-style-name="Heading_20_2">
      <style:text-properties officeooo:paragraph-rsid="00571cab"/>
    </style:style>
    <style:style style:name="P66"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018007e"/>
    </style:style>
    <style:style style:name="P68" style:family="paragraph" style:parent-style-name="Heading_20_3">
      <style:text-properties officeooo:paragraph-rsid="00571cab"/>
    </style:style>
    <style:style style:name="P69" style:family="paragraph" style:parent-style-name="Heading_20_3">
      <style:text-properties officeooo:paragraph-rsid="0017ba5e"/>
    </style:style>
    <style:style style:name="P70" style:family="paragraph" style:parent-style-name="Heading_20_3">
      <style:text-properties officeooo:paragraph-rsid="0018007e"/>
    </style:style>
    <style:style style:name="P71" style:family="paragraph" style:parent-style-name="Heading_20_5">
      <style:text-properties officeooo:paragraph-rsid="00571cab"/>
    </style:style>
    <style:style style:name="P72" style:family="paragraph" style:parent-style-name="Standard">
      <style:text-properties officeooo:rsid="035ece6d" officeooo:paragraph-rsid="00571cab"/>
    </style:style>
    <style:style style:name="P73" style:family="paragraph" style:parent-style-name="Standard">
      <style:paragraph-properties fo:break-before="auto" fo:break-after="auto"/>
      <style:text-properties officeooo:paragraph-rsid="00571cab"/>
    </style:style>
    <style:style style:name="P74" style:family="paragraph" style:parent-style-name="Text_20_body" style:list-style-name="L1">
      <style:text-properties officeooo:paragraph-rsid="001a177c"/>
    </style:style>
    <style:style style:name="P75" style:family="paragraph" style:parent-style-name="Text_20_body" style:list-style-name="L2">
      <style:text-properties officeooo:paragraph-rsid="001a177c"/>
    </style:style>
    <style:style style:name="P76" style:family="paragraph" style:parent-style-name="Text_20_body" style:list-style-name="L1">
      <style:paragraph-properties fo:margin-top="0cm" fo:margin-bottom="0cm" loext:contextual-spacing="false"/>
      <style:text-properties officeooo:paragraph-rsid="001758f6"/>
    </style:style>
    <style:style style:name="P77"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T10" style:family="text">
      <style:text-properties officeooo:rsid="00571cab"/>
    </style:style>
    <style:style style:name="T11" style:family="text">
      <style:text-properties fo:font-weight="bold" style:font-weight-asian="bold" style:font-weight-complex="bold"/>
    </style:style>
    <style:style style:name="T12" style:family="text">
      <style:text-properties officeooo:rsid="0079cff5"/>
    </style:style>
    <style:style style:name="T13" style:family="text">
      <style:text-properties officeooo:rsid="033b3143"/>
    </style:style>
    <style:style style:name="T14" style:family="text">
      <style:text-properties officeooo:rsid="034a28b8"/>
    </style:style>
    <style:style style:name="T15" style:family="text">
      <style:text-properties officeooo:rsid="034d1f8f"/>
    </style:style>
    <style:style style:name="T16"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17" style:family="text">
      <style:text-properties officeooo:rsid="035ece6d"/>
    </style:style>
    <style:style style:name="T18" style:family="text">
      <style:text-properties officeooo:rsid="0058bbc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45"><text:a xlink:type="simple" xlink:href="#__RefHeading___Toc875_503738248" text:style-name="Index_20_Link" text:visited-style-name="Index_20_Link">3D View editor<text:tab/>2</text:a></text:p>
          <text:p text:style-name="P45"><text:a xlink:type="simple" xlink:href="#__RefHeading___Toc86239_1085058819" text:style-name="Index_20_Link" text:visited-style-name="Index_20_Link">Viewport Navigation<text:tab/>3</text:a></text:p>
          <text:p text:style-name="P46"><text:a xlink:type="simple" xlink:href="#__RefHeading___Toc5745_1085058819" text:style-name="Index_20_Link" text:visited-style-name="Index_20_Link">Viewport navigation<text:tab/>3</text:a></text:p>
          <text:p text:style-name="P46"><text:a xlink:type="simple" xlink:href="#__RefHeading___Toc477_1260397697" text:style-name="Index_20_Link" text:visited-style-name="Index_20_Link">Object navigation<text:tab/>3</text:a></text:p>
          <text:p text:style-name="P46"><text:a xlink:type="simple" xlink:href="#__RefHeading___Toc479_1260397697" text:style-name="Index_20_Link" text:visited-style-name="Index_20_Link">Trackball Navigation<text:tab/>3</text:a></text:p>
          <text:p text:style-name="P45"><text:a xlink:type="simple" xlink:href="#__RefHeading___Toc86241_1085058819" text:style-name="Index_20_Link" text:visited-style-name="Index_20_Link">Context Menus<text:tab/>4</text:a></text:p>
          <text:p text:style-name="P45"><text:a xlink:type="simple" xlink:href="#__RefHeading___Toc86243_1085058819" text:style-name="Index_20_Link" text:visited-style-name="Index_20_Link">Add to selection with Shift<text:tab/>4</text:a></text:p>
          <text:p text:style-name="P45"><text:a xlink:type="simple" xlink:href="#__RefHeading___Toc86245_1085058819" text:style-name="Index_20_Link" text:visited-style-name="Index_20_Link">Constraining the scaling axis (axis locking)<text:tab/>4</text:a></text:p>
          <text:p text:style-name="P45"><text:a xlink:type="simple" xlink:href="#__RefHeading___Toc311_64226866" text:style-name="Index_20_Link" text:visited-style-name="Index_20_Link">Snapping with Increment snap<text:tab/>4</text:a></text:p>
          <text:p text:style-name="P45"><text:a xlink:type="simple" xlink:href="#__RefHeading___Toc86249_1085058819" text:style-name="Index_20_Link" text:visited-style-name="Index_20_Link">Fine tuning Transform<text:tab/>5</text:a></text:p>
          <text:p text:style-name="P46"><text:a xlink:type="simple" xlink:href="#__RefHeading___Toc325_64226866" text:style-name="Index_20_Link" text:visited-style-name="Index_20_Link">Rotation transformations<text:tab/>5</text:a></text:p>
          <text:p text:style-name="P46"><text:a xlink:type="simple" xlink:href="#__RefHeading___Toc327_64226866" text:style-name="Index_20_Link" text:visited-style-name="Index_20_Link">Scale transformations<text:tab/>5</text:a></text:p>
          <text:p text:style-name="P45"><text:a xlink:type="simple" xlink:href="#__RefHeading___Toc272_1580531167" text:style-name="Index_20_Link" text:visited-style-name="Index_20_Link">Numeric input for Transform<text:tab/>6</text:a></text:p>
          <text:p text:style-name="P45"><text:a xlink:type="simple" xlink:href="#__RefHeading___Toc204_1054006378" text:style-name="Index_20_Link" text:visited-style-name="Index_20_Link">3D Cursor<text:tab/>6</text:a></text:p>
          <text:p text:style-name="P46"><text:a xlink:type="simple" xlink:href="#__RefHeading___Toc206_1054006378" text:style-name="Index_20_Link" text:visited-style-name="Index_20_Link">Placement<text:tab/>6</text:a></text:p>
        </text:index-body>
      </text:table-of-content>
      <text:p text:style-name="Standard"/>
      <text:p text:style-name="P8"/>
      <text:p text:style-name="P73"/>
      <table:table table:name="Tabelle4" table:style-name="Tabelle4">
        <table:table-column table:style-name="Tabelle4.A"/>
        <table:table-row>
          <table:table-cell table:style-name="Tabelle4.A1" office:value-type="string">
            <text:h text:style-name="P58" text:outline-level="1"><text:bookmark-start text:name="__RefHeading___Toc875_503738248"/>3D View<text:span text:style-name="T3"> editor</text:span><text:bookmark-end text:name="__RefHeading___Toc875_503738248"/></text:h>
          </table:table-cell>
        </table:table-row>
      </table:table>
      <text:p text:style-name="P37"/>
      <text:p text:style-name="P16">The 3D View editor is the editor where you edit your 3D data. Here you can display and modify <text:span text:style-name="T9">all the scene data like </text:span>meshes, curves, metalballs, etc. </text:p>
      <text:p text:style-name="P16">It has by default a grid in the middle. And you can navigate around in this view. </text:p>
      <text:p text:style-name="P27">The single parts will be explained in own chapters. In this chapter you will find general informations that doesn't fit elsewhere.</text:p>
      <text:p text:style-name="Horizontal_20_Line"/>
      <text:p text:style-name="P16">The 3D View <text:span text:style-name="T9">has several areas.</text:span></text:p>
      <text:p text:style-name="P16"><draw:frame draw:style-name="fr4" draw:name="Bild1" text:anchor-type="paragraph" svg:x="0.487cm" svg:y="0.194cm" svg:width="17.739cm" svg:height="12.36cm" draw:z-index="0"><draw:image xlink:href="Pictures/10000201000004000000030019FC93C9EC96020D.png" xlink:type="simple" xlink:show="embed" xlink:actuate="onLoad" loext:mime-type="image/png"/></draw:frame></text:p>
      <text:p text:style-name="P23">At the top is the Tool Settings. <text:span text:style-name="T8">Marked with blue. </text:span>Here you can find settings for the currently active tool.</text:p>
      <text:p text:style-name="P23">Below the tool settings is the Header. <text:span text:style-name="T8">Marked with pink. </text:span>It contains menus, tools and settings.</text:p>
      <text:p text:style-name="P16">In the middle is the actual viewport. Here you see and modify for example your mesh data.</text:p>
      <text:p text:style-name="P16">At the left you can find the Tool Shelf. <text:span text:style-name="T8">Marked with green. </text:span>It contains all the tools.<text:span text:style-name="T4"> </text:span></text:p>
      <text:p text:style-name="P25">The yellow area is the navigate widgets. </text:p>
      <text:p text:style-name="P16">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23"><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6"/>
      <text:p text:style-name="P5"/>
      <table:table table:name="Tabelle2" table:style-name="Tabelle2">
        <table:table-column table:style-name="Tabelle2.A"/>
        <table:table-row table:style-name="Tabelle2.1">
          <table:table-cell table:style-name="Tabelle2.A1" office:value-type="string">
            <text:h text:style-name="P59" text:outline-level="1"><text:bookmark-start text:name="__RefHeading___Toc86239_1085058819"/>Viewport Navigation<text:bookmark-end text:name="__RefHeading___Toc86239_1085058819"/></text:h>
          </table:table-cell>
        </table:table-row>
      </table:table>
      <text:h text:style-name="P42" text:outline-level="4"/>
      <text:p text:style-name="P27">Navigation in the viewport happens by mouse or hotkeys. Some of them does not have a menu entry. And needs to be explained here.</text:p>
      <text:p text:style-name="P27">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27">Right mouse button rotates the view.</text:p>
      <text:p text:style-name="P27">Middle mouse button pans the view.</text:p>
      <text:p text:style-name="P27">Holding ctrl + middle mouse button zooms the view.</text:p>
      <text:p text:style-name="P27">Scroll Wheel zooms the view.</text:p>
      <text:p text:style-name="P27">Holding down ALT and middle mouse button snaps the view to the next available orthographic view. <text:s/>Front, Left, etc. . When you continue dragging then you continue to the next orthographic view.</text:p>
      <text:p text:style-name="P27">Numpad * resets the 3D view.</text:p>
      <text:p text:style-name="P28">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7">Hotkey W moves the selected object/s</text:p>
      <text:p text:style-name="P27">Hotkey E rotates the selected object/s</text:p>
      <text:p text:style-name="P27">Hotkey R scales the selected object/s</text:p>
      <text:h text:style-name="Heading_20_2" text:outline-level="2"><text:bookmark-start text:name="__RefHeading___Toc479_1260397697"/>Trackball Navigation<text:bookmark-end text:name="__RefHeading___Toc479_1260397697"/></text:h>
      <text:p text:style-name="P21">Pressing the hotkey for <text:span text:style-name="T9">object </text:span>rotation once <text:span text:style-name="T9">(by default the E key in the Bforartists keymap) </text:span>will rotate the object around the screen axis. Pressing the hotkey for rotation twice will activate trackball rotation. Now you can rotate the object freely around all three axis.</text:p>
      <text:p text:style-name="P17"/>
      <text:p text:style-name="P17"/>
      <text:p text:style-name="P17"/>
      <text:p text:style-name="P17"/>
      <table:table table:name="Tabelle3" table:style-name="Tabelle3">
        <table:table-column table:style-name="Tabelle3.A"/>
        <text:soft-page-break/>
        <table:table-row table:style-name="Tabelle3.1">
          <table:table-cell table:style-name="Tabelle3.A1" office:value-type="string">
            <text:h text:style-name="P60" text:outline-level="1"><text:bookmark-start text:name="__RefHeading___Toc86241_1085058819"/><text:span text:style-name="T8">Context </text:span>Menus<text:bookmark-end text:name="__RefHeading___Toc86241_1085058819"/></text:h>
          </table:table-cell>
        </table:table-row>
      </table:table>
      <text:h text:style-name="P42" text:outline-level="4"><draw:frame draw:style-name="fr2" draw:name="Bild3" text:anchor-type="paragraph" svg:y="0.489cm" svg:width="5.57cm" svg:height="8.16cm" draw:z-index="1"><draw:image xlink:href="Pictures/1000020100000149000001E239A54D8B11DD546A.png" xlink:type="simple" xlink:show="embed" xlink:actuate="onLoad" loext:mime-type="image/png"/></draw:frame></text:h>
      <text:p text:style-name="P24">Not every functionality has a menu entry. <text:span text:style-name="T8">Some is hotkey only.</text:span></text:p>
      <text:p text:style-name="P25"><text:bookmark-start text:name="__RefHeading___Toc5747_1085058819"/>One of it is calling the so called context menu. You will find it in several places in the UI. Normally it's a simple right click. <text:span text:style-name="T18">But in the 3D view r</text:span>ight click is occupied by the navigation in Bforartists. So in the <text:span text:style-name="T18">3D </text:span>viewport we use double right click to reveal it.<text:bookmark-end text:name="__RefHeading___Toc5747_1085058819"/></text:p>
      <text:p text:style-name="P7">The content of this menus is to 100% double content to already existing menus. And it is despite the name not contextual. The different menu types comes from the object modes<text:span text:style-name="T18">, not from a context.</text:span></text:p>
      <text:p text:style-name="P7"/>
      <text:p text:style-name="P22"/>
      <text:p text:style-name="P22"/>
      <text:p text:style-name="P26"/>
      <text:p text:style-name="P30"/>
      <table:table table:name="Tabelle5" table:style-name="Tabelle5">
        <table:table-column table:style-name="Tabelle5.A"/>
        <table:table-row table:style-name="Tabelle5.1">
          <table:table-cell table:style-name="Tabelle5.A1" office:value-type="string">
            <text:h text:style-name="P60" text:outline-level="1"><text:bookmark-start text:name="__RefHeading___Toc86243_1085058819"/>Add to selection with Shift<text:bookmark-end text:name="__RefHeading___Toc86243_1085058819"/></text:h>
          </table:table-cell>
        </table:table-row>
      </table:table>
      <text:h text:style-name="P42" text:outline-level="4"><text:bookmark-start text:name="__RefHeading___Toc5749_1085058819"/><text:bookmark-end text:name="__RefHeading___Toc5749_1085058819"/></text:h>
      <text:p text:style-name="P21">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7"/>
      <table:table table:name="Tabelle6" table:style-name="Tabelle6">
        <table:table-column table:style-name="Tabelle6.A"/>
        <table:table-row table:style-name="Tabelle6.1">
          <table:table-cell table:style-name="Tabelle6.A1" office:value-type="string">
            <text:h text:style-name="P60" text:outline-level="1"><text:bookmark-start text:name="__RefHeading___Toc86245_1085058819"/>Constraining the scaling axis (axis locking)<text:span text:style-name="T8"> </text:span><text:bookmark-end text:name="__RefHeading___Toc86245_1085058819"/></text:h>
          </table:table-cell>
        </table:table-row>
      </table:table>
      <text:h text:style-name="P43" text:outline-level="4"><text:bookmark-start text:name="__RefHeading___Toc379_455633377"/><text:bookmark-end text:name="__RefHeading___Toc379_455633377"/></text:h>
      <text:p text:style-name="P12">Scaling can be constrained to a particular axis or axes through the use of <text:span text:style-name="Emphasis">Axis Locking</text:span>. To constrain scaling, the following shortcuts can be used:</text:p>
      <text:list xml:id="list427926895" text:style-name="L1">
        <text:list-item>
          <text:p text:style-name="P76"><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77"><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74"><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12">Axis locking can also be enabled by pressing the <text:span text:style-name="Source_20_Text">MMB</text:span> after enabling scaling and moving the mouse in the desired direction e.g.</text:p>
      <text:list xml:id="list1664511990" text:style-name="L2">
        <text:list-item>
          <text:p text:style-name="P75"><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item>
          <text:p text:style-name="P75"><text:span text:style-name="Strong_20_Emphasis"/></text:p>
        </text:list-item>
      </text:list>
      <text:p text:style-name="P2"/>
      <table:table table:name="Tabelle77" table:style-name="Tabelle77">
        <table:table-column table:style-name="Tabelle77.A"/>
        <table:table-row>
          <table:table-cell table:style-name="Tabelle77.A1" office:value-type="string">
            <text:h text:style-name="P62" text:outline-level="1"><text:bookmark-start text:name="__RefHeading___Toc311_64226866"/>Snapping with Increment snap<text:bookmark-end text:name="__RefHeading___Toc311_64226866"/></text:h>
          </table:table-cell>
        </table:table-row>
      </table:table>
      <text:p text:style-name="P38"><text:bookmark-start text:name="__RefHeading___Toc313_64226866"/><text:bookmark-end text:name="__RefHeading___Toc313_64226866"/><text:soft-page-break/></text:p>
      <text:p text:style-name="P13"><draw:frame draw:style-name="fr2" draw:name="Bild4" text:anchor-type="paragraph" svg:y="-0.085cm" svg:width="4.979cm" svg:height="4.369cm" draw:z-index="5"><draw:image xlink:href="Pictures/1000020100000126000001020091B160A4A72A61.png" xlink:type="simple" xlink:show="embed" xlink:actuate="onLoad" loext:mime-type="image/png"/></draw:frame>Holding <text:span text:style-name="Source_20_Text">Ctrl</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13"/>
      <text:p text:style-name="P17"/>
      <text:p text:style-name="P17"/>
      <table:table table:name="Tabelle9" table:style-name="Tabelle9">
        <table:table-column table:style-name="Tabelle9.A"/>
        <table:table-row>
          <table:table-cell table:style-name="Tabelle9.A1" office:value-type="string">
            <text:h text:style-name="P62" text:outline-level="1"><text:bookmark-start text:name="__RefHeading___Toc86249_1085058819"/>Fine tuning Transform<text:bookmark-end text:name="__RefHeading___Toc86249_1085058819"/></text:h>
          </table:table-cell>
        </table:table-row>
      </table:table>
      <text:p text:style-name="P29"/>
      <text:p text:style-name="P26">Holding <text:span text:style-name="Source_20_Text">Shift</text:span> during a transform operation will transform the object at 1/10th the speed, allowing much finer control<text:span text:style-name="T5"> over the snapping.</text:span></text:p>
      <text:p text:style-name="P13">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8">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35">Tip</text:p>
          </table:table-cell>
        </table:table-row>
        <table:table-row>
          <table:table-cell table:style-name="Tabelle80.A2" office:value-type="string">
            <text:p text:style-name="P13">Combining with other controls</text:p>
            <text:p text:style-name="P38">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3"><text:span text:style-name="Emphasis"/></text:p>
      <text:h text:style-name="Heading_20_2" text:outline-level="2"><text:bookmark-start text:name="__RefHeading___Toc325_64226866"/>Rotation transformations<text:bookmark-end text:name="__RefHeading___Toc325_64226866"/></text:h>
      <text:p text:style-name="P17">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3">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36">Tip</text:p>
          </table:table-cell>
        </table:table-row>
        <table:table-row>
          <table:table-cell table:style-name="Tabelle11.A2" office:value-type="string">
            <text:p text:style-name="P17">Orientation dependent scaling</text:p>
            <text:p text:style-name="P17">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41"/>
      <table:table table:name="Tabelle81" table:style-name="Tabelle81">
        <table:table-column table:style-name="Tabelle81.A"/>
        <table:table-row>
          <table:table-cell table:style-name="Tabelle81.A1" office:value-type="string">
            <text:p text:style-name="P35">Note</text:p>
          </table:table-cell>
        </table:table-row>
        <text:soft-page-break/>
        <table:table-row>
          <table:table-cell table:style-name="Tabelle81.A2" office:value-type="string">
            <text:p text:style-name="P13">Snapping modes</text:p>
            <text:p text:style-name="P13">Note that if you have a Snap Element option enabled, holding <text:span text:style-name="Source_20_Text">Ctrl</text:span> will cause the selection to snap to the nearest element.</text:p>
          </table:table-cell>
        </table:table-row>
      </table:table>
      <text:h text:style-name="P69" text:outline-level="3"/>
      <table:table table:name="Tabelle82" table:style-name="Tabelle82">
        <table:table-column table:style-name="Tabelle82.A"/>
        <table:table-row>
          <table:table-cell table:style-name="Tabelle82.A1" office:value-type="string">
            <text:h text:style-name="P63" text:outline-level="1"><text:bookmark-start text:name="__RefHeading___Toc272_1580531167"/>Numeric input<text:span text:style-name="T5"> for Transform</text:span><text:bookmark-end text:name="__RefHeading___Toc272_1580531167"/></text:h>
          </table:table-cell>
        </table:table-row>
      </table:table>
      <text:p text:style-name="P40"/>
      <text:p text:style-name="P14"><draw:frame draw:style-name="fr3" draw:name="Bild6" text:anchor-type="paragraph" svg:x="11.157cm" svg:y="0.018cm" svg:width="7.28cm" svg:height="5.181cm" draw:z-index="2"><draw:image xlink:href="Pictures/100002010000019D000001261806B45D9BA94607.png" xlink:type="simple" xlink:show="embed" xlink:actuate="onLoad" loext: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4">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8">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8">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able:table table:name="Tabelle134" table:style-name="Tabelle134">
        <table:table-column table:style-name="Tabelle134.A"/>
        <table:table-row>
          <table:table-cell table:style-name="Tabelle134.A1" office:value-type="string">
            <text:h text:style-name="P64" text:outline-level="1"><text:bookmark-start text:name="__RefHeading___Toc204_1054006378"/>3D Cursor<text:bookmark-end text:name="__RefHeading___Toc204_1054006378"/></text:h>
          </table:table-cell>
        </table:table-row>
      </table:table>
      <text:p text:style-name="P39"><draw:frame draw:style-name="fr2" draw:name="Bild7" text:anchor-type="paragraph" svg:y="0.355cm" svg:width="3.21cm" svg:height="3.9cm" draw:z-index="3"><draw:image xlink:href="Pictures/10000201000000B6000000DD0E8823ADF7943A10.png" xlink:type="simple" xlink:show="embed" xlink:actuate="onLoad" loext:mime-type="image/png"/></draw:frame><draw:frame draw:style-name="fr1" draw:name="Bild8" text:anchor-type="paragraph" svg:x="13.601cm" svg:y="0.358cm" svg:width="1.499cm" svg:height="1.499cm" draw:z-index="4"><draw:image xlink:href="Pictures/1000020100000055000000558ABDE8D0E74E39F6.png" xlink:type="simple" xlink:show="embed" xlink:actuate="onLoad" loext:mime-type="image/png"/></draw:frame></text:p>
      <text:p text:style-name="P15">The 3D Cursor is simply a point in 3D space which can be used for a number of purposes<text:span text:style-name="T6">. It is often in the way. You can hide it in the properties sidebar in the 3D Cursor panel at the right.</text:span></text:p>
      <text:h text:style-name="P67" text:outline-level="2"><text:bookmark-start text:name="__RefHeading___Toc206_1054006378"/>Placement<text:bookmark-end text:name="__RefHeading___Toc206_1054006378"/></text:h>
      <text:p text:style-name="P19">There are various methods to place this 3D cursor, including some snapping methods.</text:p>
      <text:p text:style-name="P19">The free placement method with a hotkey is with Alt + RMB with the default Bforartists keymap.</text:p>
      <text:h text:style-name="P70" text:outline-level="3"/>
      <text:p text:style-name="P4"/>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0H55M12S</meta:editing-duration>
    <meta:editing-cycles>67</meta:editing-cycles>
    <meta:generator>LibreOffice/6.3.2.2$Windows_X86_64 LibreOffice_project/98b30e735bda24bc04ab42594c85f7fd8be07b9c</meta:generator>
    <dc:date>2020-06-13T09:30:05.613000000</dc:date>
    <meta:document-statistic meta:table-count="12" meta:image-count="6" meta:object-count="0" meta:page-count="6" meta:paragraph-count="90" meta:word-count="1291" meta:character-count="7382" meta:non-whitespace-character-count="6174"/>
    <meta:template xlink:type="simple" xlink:actuate="onRequest" xlink:title="standard1cm" xlink:href="../../../AppData/Roaming/LibreOffice/4/user/template/standard1cm.ott" meta:date="2016-03-30T11:37:24.391000000"/>
  </office:meta>
</office:document-meta>
</file>